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0.672cm" fo:min-width="22.868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3.306cm" fo:min-width="8.136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3.306cm" fo:min-width="8.136cm"/>
    </style:style>
    <style:style style:name="gr5" style:family="graphic" style:parent-style-name="standard">
      <style:graphic-properties draw:fill-color="#72bf44" draw:textarea-horizontal-align="justify" draw:textarea-vertical-align="middle" draw:auto-grow-height="false" fo:min-height="0.766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3.052cm" fo:min-width="8.136cm"/>
    </style:style>
    <style:style style:name="gr7" style:family="graphic" style:parent-style-name="standard">
      <style:graphic-properties draw:fill-color="#fff200" draw:textarea-horizontal-align="justify" draw:textarea-vertical-align="middle" draw:auto-grow-height="false" fo:min-height="3.306cm" fo:min-width="3.818cm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3.306cm" fo:min-width="12.454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2.29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0.672cm" fo:min-width="22.86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-color="#72bf44"/>
      <style:paragraph-properties fo:text-align="center"/>
    </style:style>
    <style:style style:name="P5" style:family="paragraph">
      <loext:graphic-properties draw:fill-color="#fff200"/>
      <style:paragraph-properties fo:text-align="center"/>
      <style:text-properties fo:font-size="13pt" style:font-size-asian="13pt" style:font-size-complex="13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Ubimp Web/App UI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23.368cm" svg:height="10.922cm" svg:x="2.54cm" svg:y="1.016cm">
          <text:p text:style-name="P2">Ubimp modu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36cm" svg:height="3.556cm" svg:x="3.048cm" svg:y="1.778cm">
          <text:p text:style-name="P2">compon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636cm" svg:height="3.556cm" svg:x="12.954cm" svg:y="1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1cm" svg:height="1.016cm" svg:x="3.556cm" svg:y="4.118cm"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1cm" svg:height="1.016cm" svg:x="3.048cm" svg:y="8.89cm"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1cm" svg:height="1.016cm" svg:x="3.048cm" svg:y="7.112cm">
          <text:p text:style-name="P2">guar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6" draw:text-style-name="P2" draw:layer="layout" svg:width="8.636cm" svg:height="3.302cm" svg:x="8.128cm" svg:y="2.032cm">
          <text:p text:style-name="P2">app modul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318cm" svg:height="3.556cm" svg:x="0.762cm" svg:y="4.826cm">
          <text:p text:style-name="P2">Login modul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.954cm" svg:height="3.556cm" svg:x="11.684cm" svg:y="6.096cm">
          <text:p text:style-name="P2">Ubimp modul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2.54cm" svg:x="16.002cm" svg:y="10.414cm">
          <text:p text:style-name="P2"><text:span text:style-name="T1">Main 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2.54cm" svg:x="11.684cm" svg:y="10.414cm">
          <text:p text:style-name="P2"><text:span text:style-name="T1">login 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2.54cm" svg:x="20.574cm" svg:y="10.414cm">
          <text:p text:style-name="P2"><text:span text:style-name="T1">home compon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gin</text:p>
          </draw:text-box>
        </draw:frame>
        <draw:custom-shape draw:style-name="gr10" draw:text-style-name="P2" draw:layer="layout" svg:width="23.368cm" svg:height="10.922cm" svg:x="2.286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m controls</text:p>
                <text:list>
                  <text:list-item>
                    <text:p>Realtime boolean</text:p>
                  </text:list-item>
                  <text:list-item>
                    <text:p>Autozom boolean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tities</text:p>
          </draw:text-box>
        </draw:frame>
        <draw:frame presentation:style-name="pr4" draw:layer="layout" svg:width="8.252cm" svg:height="9.134cm" svg:x="1.4cm" svg:y="3.685cm" presentation:class="outline" presentation:user-transformed="true">
          <draw:text-box>
            <text:list text:style-name="L2">
              <text:list-item>
                <text:p>Object</text:p>
                <text:list>
                  <text:list-item>
                    <text:p>ObjectId</text:p>
                  </text:list-item>
                  <text:list-item>
                    <text:p>Name</text:p>
                  </text:list-item>
                  <text:list-item>
                    <text:p>Description</text:p>
                  </text:list-item>
                  <text:list-item>
                    <text:p>Icon</text:p>
                  </text:list-item>
                  <text:list-item>
                    <text:p>GroupId</text:p>
                  </text:list-item>
                  <text:list-item>
                    <text:p>CreatedDate</text:p>
                  </text:list-item>
                  <text:list-item>
                    <text:p>Enabled</text:p>
                  </text:list-item>
                </text:list>
              </text:list-item>
              <text:list-item>
                <text:p>Vehicle: Object</text:p>
                <text:list>
                  <text:list-item>
                    <text:p>Model</text:p>
                  </text:list-item>
                  <text:list-item>
                    <text:p>Brand</text:p>
                  </text:list-item>
                  <text:list-item>
                    <text:p>Year</text:p>
                  </text:list-item>
                  <text:list-item>
                    <text:p>LicencePlate</text:p>
                  </text:list-item>
                  <text:list-item>
                    <text:p>Color(s)</text:p>
                  </text:list-item>
                </text:list>
              </text:list-item>
            </text:list>
          </draw:text-box>
        </draw:frame>
        <draw:frame presentation:style-name="pr4" draw:layer="layout" svg:width="8.252cm" svg:height="9.134cm" svg:x="15.624cm" svg:y="2.55cm" presentation:class="outline" presentation:user-transformed="true">
          <draw:text-box>
            <text:list text:style-name="L2">
              <text:list-item>
                <text:p>Devices</text:p>
                <text:list>
                  <text:list-item>
                    <text:p>DeviceId</text:p>
                  </text:list-item>
                  <text:list-item>
                    <text:p>CreatedDate</text:p>
                  </text:list-item>
                  <text:list-item>
                    <text:p>OwnerId</text:p>
                  </text:list-item>
                  <text:list-item>
                    <text:p>Status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8.252cm" svg:height="9.134cm" svg:x="6.604cm" svg:y="3.048cm" presentation:class="outline" presentation:user-transformed="true">
          <draw:text-box>
            <text:list text:style-name="L2">
              <text:list-item>
                <text:p text:style-name="P6"><text:span text:style-name="T2">VehicleDTO for view porpus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8T22:28:10.523195325</meta:creation-date>
    <meta:editing-duration>P5DT23M2S</meta:editing-duration>
    <meta:editing-cycles>19</meta:editing-cycles>
    <meta:generator>LibreOffice/6.0.7.3$Linux_X86_64 LibreOffice_project/00m0$Build-3</meta:generator>
    <dc:date>2020-01-22T08:49:11.130127043</dc:date>
    <meta:document-statistic meta:object-count="55"/>
  </office:meta>
</office:document-meta>
</file>